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e640" officeooo:paragraph-rsid="0019e640"/>
    </style:style>
    <style:style style:name="P2" style:family="paragraph" style:parent-style-name="Standard">
      <style:text-properties officeooo:rsid="001acc66" officeooo:paragraph-rsid="001acc66"/>
    </style:style>
    <style:style style:name="P3" style:family="paragraph" style:parent-style-name="Text_20_body">
      <style:text-properties officeooo:paragraph-rsid="001be8ec"/>
    </style:style>
    <style:style style:name="T1" style:family="text">
      <style:text-properties officeooo:rsid="0019e640"/>
    </style:style>
    <style:style style:name="T2" style:family="text">
      <style:text-properties officeooo:rsid="001be8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deb </text:span><text:a xlink:type="simple" xlink:href="http://cran.stat.ucla.edu/"><text:span text:style-name="Strong_20_Emphasis">http://</text:span></text:a><text:a xlink:type="simple" xlink:href="http://cran.stat.ucla.edu/"><text:span text:style-name="Strong_20_Emphasis"><text:span text:style-name="T1">cran.stat.ucla.edu</text:span></text:span></text:a><text:span text:style-name="Strong_20_Emphasis">/bin/linux/debian </text:span><text:span text:style-name="Strong_20_Emphasis"><text:span text:style-name="T2">jessie</text:span></text:span><text:span text:style-name="Strong_20_Emphasis">-cran3/</text:span></text:p>
      <text:p text:style-name="P3"><text:span text:style-name="Strong_20_Emphasis"/></text:p>
      <text:p text:style-name="P1">apt-key adv --keyserver keys.gnupg.net --recv-key 381BA480</text:p>
      <text:p text:style-name="P1"/>
      <text:p text:style-name="P2">sudo apt-get install libcurl4-openssl-dev libxml2-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7:32:38.381323819</meta:creation-date>
    <dc:date>2015-05-18T01:02:51.537995413</dc:date>
    <meta:editing-duration>PT4H14M52S</meta:editing-duration>
    <meta:editing-cycles>1</meta:editing-cycles>
    <meta:document-statistic meta:table-count="0" meta:image-count="0" meta:object-count="0" meta:page-count="1" meta:paragraph-count="3" meta:word-count="16" meta:character-count="171" meta:non-whitespace-character-count="160"/>
    <meta:generator>LibreOffice/4.2.7.2$Linux_X86_64 LibreOffice_project/420m0$Build-2</meta:generator>
  </office:meta>
</office:document-meta>
</file>